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shapes>
          <draw:frame draw:z-index="0" draw:style-name="gr1" draw:text-style-name="P1" svg:width="6.3031in" svg:height="3.5449in" svg:x="3.498in" svg:y="0.4602in">
            <draw:object draw:notify-on-update-of-ranges="points.A2:points.A51 points.B2:points.B51 points.A52:points.A101 points.B52:points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float" office:value="7.73949453" calcext:value-type="float">
            <text:p>7.73949453</text:p>
          </table:table-cell>
          <table:table-cell office:value-type="float" office:value="22.8921" calcext:value-type="float">
            <text:p>22.892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17933632" calcext:value-type="float">
            <text:p>11.17933632</text:p>
          </table:table-cell>
          <table:table-cell office:value-type="float" office:value="21.34555505" calcext:value-type="float">
            <text:p>21.345555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14266063" calcext:value-type="float">
            <text:p>7.14266063</text:p>
          </table:table-cell>
          <table:table-cell office:value-type="float" office:value="27.25969174" calcext:value-type="float">
            <text:p>27.2596917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50141096" calcext:value-type="float">
            <text:p>10.50141096</text:p>
          </table:table-cell>
          <table:table-cell office:value-type="float" office:value="25.84080009" calcext:value-type="float">
            <text:p>25.840800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76615647" calcext:value-type="float">
            <text:p>11.76615647</text:p>
          </table:table-cell>
          <table:table-cell office:value-type="float" office:value="21.88354953" calcext:value-type="float">
            <text:p>21.8835495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27145253" calcext:value-type="float">
            <text:p>8.27145253</text:p>
          </table:table-cell>
          <table:table-cell office:value-type="float" office:value="21.26319226" calcext:value-type="float">
            <text:p>21.2631922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61150886" calcext:value-type="float">
            <text:p>10.61150886</text:p>
          </table:table-cell>
          <table:table-cell office:value-type="float" office:value="22.0035234" calcext:value-type="float">
            <text:p>22.003523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.56768025" calcext:value-type="float">
            <text:p>12.56768025</text:p>
          </table:table-cell>
          <table:table-cell office:value-type="float" office:value="23.19423766" calcext:value-type="float">
            <text:p>23.19423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.38620429" calcext:value-type="float">
            <text:p>6.38620429</text:p>
          </table:table-cell>
          <table:table-cell office:value-type="float" office:value="22.02036265" calcext:value-type="float">
            <text:p>22.0203626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33589864" calcext:value-type="float">
            <text:p>7.33589864</text:p>
          </table:table-cell>
          <table:table-cell office:value-type="float" office:value="25.85771104" calcext:value-type="float">
            <text:p>25.857711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56528095" calcext:value-type="float">
            <text:p>10.56528095</text:p>
          </table:table-cell>
          <table:table-cell office:value-type="float" office:value="20.95068841" calcext:value-type="float">
            <text:p>20.9506884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74673423" calcext:value-type="float">
            <text:p>9.74673423</text:p>
          </table:table-cell>
          <table:table-cell office:value-type="float" office:value="23.07894461" calcext:value-type="float">
            <text:p>23.078944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00564778" calcext:value-type="float">
            <text:p>9.00564778</text:p>
          </table:table-cell>
          <table:table-cell office:value-type="float" office:value="24.52791186" calcext:value-type="float">
            <text:p>24.527911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.61511232" calcext:value-type="float">
            <text:p>13.61511232</text:p>
          </table:table-cell>
          <table:table-cell office:value-type="float" office:value="23.90986854" calcext:value-type="float">
            <text:p>23.9098685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16944405" calcext:value-type="float">
            <text:p>7.16944405</text:p>
          </table:table-cell>
          <table:table-cell office:value-type="float" office:value="21.93652302" calcext:value-type="float">
            <text:p>21.9365230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07522364" calcext:value-type="float">
            <text:p>11.07522364</text:p>
          </table:table-cell>
          <table:table-cell office:value-type="float" office:value="26.18549431" calcext:value-type="float">
            <text:p>26.1854943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08612574" calcext:value-type="float">
            <text:p>10.08612574</text:p>
          </table:table-cell>
          <table:table-cell office:value-type="float" office:value="22.40323292" calcext:value-type="float">
            <text:p>22.4032329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89185867" calcext:value-type="float">
            <text:p>10.89185867</text:p>
          </table:table-cell>
          <table:table-cell office:value-type="float" office:value="24.71279736" calcext:value-type="float">
            <text:p>24.7127973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55101448" calcext:value-type="float">
            <text:p>8.55101448</text:p>
          </table:table-cell>
          <table:table-cell office:value-type="float" office:value="24.01012952" calcext:value-type="float">
            <text:p>24.0101295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82114142" calcext:value-type="float">
            <text:p>10.82114142</text:p>
          </table:table-cell>
          <table:table-cell office:value-type="float" office:value="25.08371025" calcext:value-type="float">
            <text:p>25.0837102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.40051407" calcext:value-type="float">
            <text:p>12.40051407</text:p>
          </table:table-cell>
          <table:table-cell office:value-type="float" office:value="22.60717822" calcext:value-type="float">
            <text:p>22.6071782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75583296" calcext:value-type="float">
            <text:p>8.75583296</text:p>
          </table:table-cell>
          <table:table-cell office:value-type="float" office:value="22.92218009" calcext:value-type="float">
            <text:p>22.9221800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16784267" calcext:value-type="float">
            <text:p>8.16784267</text:p>
          </table:table-cell>
          <table:table-cell office:value-type="float" office:value="22.11066803" calcext:value-type="float">
            <text:p>22.1106680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81537668" calcext:value-type="float">
            <text:p>10.81537668</text:p>
          </table:table-cell>
          <table:table-cell office:value-type="float" office:value="21.09035447" calcext:value-type="float">
            <text:p>21.0903544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21389588" calcext:value-type="float">
            <text:p>8.21389588</text:p>
          </table:table-cell>
          <table:table-cell office:value-type="float" office:value="25.35480789" calcext:value-type="float">
            <text:p>25.354807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23935138" calcext:value-type="float">
            <text:p>9.23935138</text:p>
          </table:table-cell>
          <table:table-cell office:value-type="float" office:value="23.18694701" calcext:value-type="float">
            <text:p>23.186947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50464032" calcext:value-type="float">
            <text:p>7.50464032</text:p>
          </table:table-cell>
          <table:table-cell office:value-type="float" office:value="23.88188237" calcext:value-type="float">
            <text:p>23.8818823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53163222" calcext:value-type="float">
            <text:p>10.53163222</text:p>
          </table:table-cell>
          <table:table-cell office:value-type="float" office:value="23.47017684" calcext:value-type="float">
            <text:p>23.4701768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33226067" calcext:value-type="float">
            <text:p>8.33226067</text:p>
          </table:table-cell>
          <table:table-cell office:value-type="float" office:value="24.02445459" calcext:value-type="float">
            <text:p>24.0244545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73699789" calcext:value-type="float">
            <text:p>9.73699789</text:p>
          </table:table-cell>
          <table:table-cell office:value-type="float" office:value="20.49518635" calcext:value-type="float">
            <text:p>20.4951863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91545283" calcext:value-type="float">
            <text:p>11.91545283</text:p>
          </table:table-cell>
          <table:table-cell office:value-type="float" office:value="24.67538368" calcext:value-type="float">
            <text:p>24.6753836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15779271" calcext:value-type="float">
            <text:p>11.15779271</text:p>
          </table:table-cell>
          <table:table-cell office:value-type="float" office:value="24.1946361" calcext:value-type="float">
            <text:p>24.194636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13711195" calcext:value-type="float">
            <text:p>8.13711195</text:p>
          </table:table-cell>
          <table:table-cell office:value-type="float" office:value="22.93491005" calcext:value-type="float">
            <text:p>22.9349100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24491159" calcext:value-type="float">
            <text:p>9.24491159</text:p>
          </table:table-cell>
          <table:table-cell office:value-type="float" office:value="23.15377185" calcext:value-type="float">
            <text:p>23.1537718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80630445" calcext:value-type="float">
            <text:p>9.80630445</text:p>
          </table:table-cell>
          <table:table-cell office:value-type="float" office:value="23.48105348" calcext:value-type="float">
            <text:p>23.4810534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96241857" calcext:value-type="float">
            <text:p>9.96241857</text:p>
          </table:table-cell>
          <table:table-cell office:value-type="float" office:value="22.28182306" calcext:value-type="float">
            <text:p>22.2818230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21594983" calcext:value-type="float">
            <text:p>10.21594983</text:p>
          </table:table-cell>
          <table:table-cell office:value-type="float" office:value="24.69930379" calcext:value-type="float">
            <text:p>24.6993037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.14133986" calcext:value-type="float">
            <text:p>7.14133986</text:p>
          </table:table-cell>
          <table:table-cell office:value-type="float" office:value="24.49977489" calcext:value-type="float">
            <text:p>24.4997748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26895616" calcext:value-type="float">
            <text:p>9.26895616</text:p>
          </table:table-cell>
          <table:table-cell office:value-type="float" office:value="25.91977923" calcext:value-type="float">
            <text:p>25.9197792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.0589085" calcext:value-type="float">
            <text:p>12.0589085</text:p>
          </table:table-cell>
          <table:table-cell office:value-type="float" office:value="22.53777318" calcext:value-type="float">
            <text:p>22.537773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19222591" calcext:value-type="float">
            <text:p>11.19222591</text:p>
          </table:table-cell>
          <table:table-cell office:value-type="float" office:value="21.82667562" calcext:value-type="float">
            <text:p>21.8266756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.16945805" calcext:value-type="float">
            <text:p>12.16945805</text:p>
          </table:table-cell>
          <table:table-cell office:value-type="float" office:value="22.32983104" calcext:value-type="float">
            <text:p>22.3298310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31604621" calcext:value-type="float">
            <text:p>10.31604621</text:p>
          </table:table-cell>
          <table:table-cell office:value-type="float" office:value="23.61842851" calcext:value-type="float">
            <text:p>23.6184285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52430229" calcext:value-type="float">
            <text:p>8.52430229</text:p>
          </table:table-cell>
          <table:table-cell office:value-type="float" office:value="24.47349384" calcext:value-type="float">
            <text:p>24.4734938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17094081" calcext:value-type="float">
            <text:p>11.17094081</text:p>
          </table:table-cell>
          <table:table-cell office:value-type="float" office:value="24.04396988" calcext:value-type="float">
            <text:p>24.0439698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24324549" calcext:value-type="float">
            <text:p>11.24324549</text:p>
          </table:table-cell>
          <table:table-cell office:value-type="float" office:value="21.80853911" calcext:value-type="float">
            <text:p>21.808539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.84735917" calcext:value-type="float">
            <text:p>11.84735917</text:p>
          </table:table-cell>
          <table:table-cell office:value-type="float" office:value="24.60959766" calcext:value-type="float">
            <text:p>24.609597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.86319703" calcext:value-type="float">
            <text:p>9.86319703</text:p>
          </table:table-cell>
          <table:table-cell office:value-type="float" office:value="23.28636186" calcext:value-type="float">
            <text:p>23.2863618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.59440874" calcext:value-type="float">
            <text:p>10.59440874</text:p>
          </table:table-cell>
          <table:table-cell office:value-type="float" office:value="23.29901139" calcext:value-type="float">
            <text:p>23.2990113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.52225356" calcext:value-type="float">
            <text:p>8.52225356</text:p>
          </table:table-cell>
          <table:table-cell office:value-type="float" office:value="19.84494566" calcext:value-type="float">
            <text:p>19.8449456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.68626254" calcext:value-type="float">
            <text:p>6.68626254</text:p>
          </table:table-cell>
          <table:table-cell office:value-type="float" office:value="8.70172033" calcext:value-type="float">
            <text:p>8.70172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2273202" calcext:value-type="float">
            <text:p>8.32273202</text:p>
          </table:table-cell>
          <table:table-cell office:value-type="float" office:value="10.29067834" calcext:value-type="float">
            <text:p>10.290678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170029" calcext:value-type="float">
            <text:p>7.76170029</text:p>
          </table:table-cell>
          <table:table-cell office:value-type="float" office:value="10.82852397" calcext:value-type="float">
            <text:p>10.828523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6472759" calcext:value-type="float">
            <text:p>6.06472759</text:p>
          </table:table-cell>
          <table:table-cell office:value-type="float" office:value="12.60759373" calcext:value-type="float">
            <text:p>12.607593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7295391" calcext:value-type="float">
            <text:p>4.67295391</text:p>
          </table:table-cell>
          <table:table-cell office:value-type="float" office:value="10.62823211" calcext:value-type="float">
            <text:p>10.628232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0215823" calcext:value-type="float">
            <text:p>9.00215823</text:p>
          </table:table-cell>
          <table:table-cell office:value-type="float" office:value="9.17851007" calcext:value-type="float">
            <text:p>9.17851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36818227" calcext:value-type="float">
            <text:p>8.36818227</text:p>
          </table:table-cell>
          <table:table-cell office:value-type="float" office:value="9.71652772" calcext:value-type="float">
            <text:p>9.716527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7461902" calcext:value-type="float">
            <text:p>6.37461902</text:p>
          </table:table-cell>
          <table:table-cell office:value-type="float" office:value="9.80067287" calcext:value-type="float">
            <text:p>9.800672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8745993" calcext:value-type="float">
            <text:p>7.08745993</text:p>
          </table:table-cell>
          <table:table-cell office:value-type="float" office:value="11.51516312" calcext:value-type="float">
            <text:p>11.51516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4930611" calcext:value-type="float">
            <text:p>7.44930611</text:p>
          </table:table-cell>
          <table:table-cell office:value-type="float" office:value="10.15392664" calcext:value-type="float">
            <text:p>10.15392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6544669" calcext:value-type="float">
            <text:p>6.96544669</text:p>
          </table:table-cell>
          <table:table-cell office:value-type="float" office:value="9.28886787" calcext:value-type="float">
            <text:p>9.28886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794588" calcext:value-type="float">
            <text:p>8.01794588</text:p>
          </table:table-cell>
          <table:table-cell office:value-type="float" office:value="8.93561802" calcext:value-type="float">
            <text:p>8.93561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999003" calcext:value-type="float">
            <text:p>6.15999003</text:p>
          </table:table-cell>
          <table:table-cell office:value-type="float" office:value="11.55590847" calcext:value-type="float">
            <text:p>11.55590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4382387" calcext:value-type="float">
            <text:p>7.14382387</text:p>
          </table:table-cell>
          <table:table-cell office:value-type="float" office:value="11.81507972" calcext:value-type="float">
            <text:p>11.815079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139026" calcext:value-type="float">
            <text:p>8.00139026</text:p>
          </table:table-cell>
          <table:table-cell office:value-type="float" office:value="11.78473766" calcext:value-type="float">
            <text:p>11.784737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464614" calcext:value-type="float">
            <text:p>5.90464614</text:p>
          </table:table-cell>
          <table:table-cell office:value-type="float" office:value="9.89070443" calcext:value-type="float">
            <text:p>9.890704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453507" calcext:value-type="float">
            <text:p>7.37453507</text:p>
          </table:table-cell>
          <table:table-cell office:value-type="float" office:value="10.8646019" calcext:value-type="float">
            <text:p>10.8646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9908738" calcext:value-type="float">
            <text:p>9.69908738</text:p>
          </table:table-cell>
          <table:table-cell office:value-type="float" office:value="10.554425" calcext:value-type="float">
            <text:p>10.554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9794019" calcext:value-type="float">
            <text:p>6.99794019</text:p>
          </table:table-cell>
          <table:table-cell office:value-type="float" office:value="11.17428037" calcext:value-type="float">
            <text:p>11.174280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63791073" calcext:value-type="float">
            <text:p>3.63791073</text:p>
          </table:table-cell>
          <table:table-cell office:value-type="float" office:value="9.59765297" calcext:value-type="float">
            <text:p>9.59765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9747804" calcext:value-type="float">
            <text:p>7.39747804</text:p>
          </table:table-cell>
          <table:table-cell office:value-type="float" office:value="10.18362672" calcext:value-type="float">
            <text:p>10.18362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229201" calcext:value-type="float">
            <text:p>7.42229201</text:p>
          </table:table-cell>
          <table:table-cell office:value-type="float" office:value="10.86113745" calcext:value-type="float">
            <text:p>10.86113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28535" calcext:value-type="float">
            <text:p>8.29128535</text:p>
          </table:table-cell>
          <table:table-cell office:value-type="float" office:value="10.23303444" calcext:value-type="float">
            <text:p>10.23303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429734" calcext:value-type="float">
            <text:p>6.73429734</text:p>
          </table:table-cell>
          <table:table-cell office:value-type="float" office:value="9.23493221" calcext:value-type="float">
            <text:p>9.23493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762897" calcext:value-type="float">
            <text:p>6.50762897</text:p>
          </table:table-cell>
          <table:table-cell office:value-type="float" office:value="11.19983781" calcext:value-type="float">
            <text:p>11.199837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46727545" calcext:value-type="float">
            <text:p>4.46727545</text:p>
          </table:table-cell>
          <table:table-cell office:value-type="float" office:value="10.0726905" calcext:value-type="float">
            <text:p>10.07269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421303" calcext:value-type="float">
            <text:p>5.6421303</text:p>
          </table:table-cell>
          <table:table-cell office:value-type="float" office:value="9.13866606" calcext:value-type="float">
            <text:p>9.138666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2889544" calcext:value-type="float">
            <text:p>8.22889544</text:p>
          </table:table-cell>
          <table:table-cell office:value-type="float" office:value="10.61736182" calcext:value-type="float">
            <text:p>10.61736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65986" calcext:value-type="float">
            <text:p>8.1165986</text:p>
          </table:table-cell>
          <table:table-cell office:value-type="float" office:value="9.95819174" calcext:value-type="float">
            <text:p>9.95819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159633" calcext:value-type="float">
            <text:p>7.53159633</text:p>
          </table:table-cell>
          <table:table-cell office:value-type="float" office:value="10.11433338" calcext:value-type="float">
            <text:p>10.11433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720002" calcext:value-type="float">
            <text:p>8.2720002</text:p>
          </table:table-cell>
          <table:table-cell office:value-type="float" office:value="11.61404499" calcext:value-type="float">
            <text:p>11.61404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910251" calcext:value-type="float">
            <text:p>7.22910251</text:p>
          </table:table-cell>
          <table:table-cell office:value-type="float" office:value="10.40428036" calcext:value-type="float">
            <text:p>10.40428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8903455" calcext:value-type="float">
            <text:p>8.98903455</text:p>
          </table:table-cell>
          <table:table-cell office:value-type="float" office:value="9.51200096" calcext:value-type="float">
            <text:p>9.51200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942078" calcext:value-type="float">
            <text:p>6.16942078</text:p>
          </table:table-cell>
          <table:table-cell office:value-type="float" office:value="9.84108035" calcext:value-type="float">
            <text:p>9.84108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465368" calcext:value-type="float">
            <text:p>6.3465368</text:p>
          </table:table-cell>
          <table:table-cell office:value-type="float" office:value="10.15743078" calcext:value-type="float">
            <text:p>10.15743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5885655" calcext:value-type="float">
            <text:p>10.05885655</text:p>
          </table:table-cell>
          <table:table-cell office:value-type="float" office:value="10.43761364" calcext:value-type="float">
            <text:p>10.43761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887909" calcext:value-type="float">
            <text:p>7.93887909</text:p>
          </table:table-cell>
          <table:table-cell office:value-type="float" office:value="8.94686301" calcext:value-type="float">
            <text:p>8.9468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131227" calcext:value-type="float">
            <text:p>5.48131227</text:p>
          </table:table-cell>
          <table:table-cell office:value-type="float" office:value="10.50501806" calcext:value-type="float">
            <text:p>10.50501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30761607" calcext:value-type="float">
            <text:p>3.30761607</text:p>
          </table:table-cell>
          <table:table-cell office:value-type="float" office:value="9.8092436" calcext:value-type="float">
            <text:p>9.8092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9627229" calcext:value-type="float">
            <text:p>6.39627229</text:p>
          </table:table-cell>
          <table:table-cell office:value-type="float" office:value="12.94555817" calcext:value-type="float">
            <text:p>12.94555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76910534" calcext:value-type="float">
            <text:p>3.76910534</text:p>
          </table:table-cell>
          <table:table-cell office:value-type="float" office:value="9.04525505" calcext:value-type="float">
            <text:p>9.045255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3219931" calcext:value-type="float">
            <text:p>5.23219931</text:p>
          </table:table-cell>
          <table:table-cell office:value-type="float" office:value="11.0431687" calcext:value-type="float">
            <text:p>11.0431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163811" calcext:value-type="float">
            <text:p>7.56163811</text:p>
          </table:table-cell>
          <table:table-cell office:value-type="float" office:value="9.76710816" calcext:value-type="float">
            <text:p>9.76710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873328" calcext:value-type="float">
            <text:p>8.16873328</text:p>
          </table:table-cell>
          <table:table-cell office:value-type="float" office:value="9.73021504" calcext:value-type="float">
            <text:p>9.730215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554989" calcext:value-type="float">
            <text:p>5.53554989</text:p>
          </table:table-cell>
          <table:table-cell office:value-type="float" office:value="10.99417485" calcext:value-type="float">
            <text:p>10.99417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3400326" calcext:value-type="float">
            <text:p>5.83400326</text:p>
          </table:table-cell>
          <table:table-cell office:value-type="float" office:value="7.03144088" calcext:value-type="float">
            <text:p>7.03144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7460389" calcext:value-type="float">
            <text:p>6.47460389</text:p>
          </table:table-cell>
          <table:table-cell office:value-type="float" office:value="10.01807387" calcext:value-type="float">
            <text:p>10.01807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892539" calcext:value-type="float">
            <text:p>8.81892539</text:p>
          </table:table-cell>
          <table:table-cell office:value-type="float" office:value="9.07760208" calcext:value-type="float">
            <text:p>9.07760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416516" calcext:value-type="float">
            <text:p>8.91416516</text:p>
          </table:table-cell>
          <table:table-cell office:value-type="float" office:value="11.666406" calcext:value-type="float">
            <text:p>11.666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96316" calcext:value-type="float">
            <text:p>9.7596316</text:p>
          </table:table-cell>
          <table:table-cell office:value-type="float" office:value="10.79581959" calcext:value-type="float">
            <text:p>10.7958195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8T20:45:45.015396408</dc:date>
    <meta:editing-duration>PT2M53S</meta:editing-duration>
    <meta:editing-cycles>1</meta:editing-cycles>
    <meta:document-statistic meta:table-count="1" meta:cell-count="303" meta:object-count="1"/>
    <meta:generator>LibreOffice/7.0.4.2$Linux_X86_64 LibreOffice_project/1c5f81ee28659974774060c3fe084e73b3bd074b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5cm" xlink:href=".." xlink:type="simple" chart:class="chart:scatter" chart:style-name="ch1">
        <chart:legend chart:legend-position="end" svg:x="14.039cm" svg:y="3.954cm" style:legend-expansion="high" chart:style-name="ch2"/>
        <chart:plot-area chart:style-name="ch3" table:cell-range-address="points.A2:points.B51 points.B52:points.B101" chart:data-source-has-labels="row" svg:x="0.32cm" svg:y="0.18cm" svg:width="13.399cm" svg:height="8.645cm">
          <chart:coordinate-region svg:x="0.941cm" svg:y="0.379cm" svg:width="12.59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ints.B2:points.B51" loext:label-string="&quot;class -1&quot;" chart:class="chart:scatter">
            <chart:domain table:cell-range-address="points.A2:points.A51"/>
            <chart:data-point chart:repeated="50"/>
          </chart:series>
          <chart:series chart:style-name="ch8" chart:values-cell-range-address="points.B52:points.B101" loext:label-string="&quot;class 1&quot;" chart:class="chart:scatter">
            <chart:domain table:cell-range-address="points.A52:points.A101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ass -1</text:p>
              </table:table-cell>
              <table:table-cell office:value-type="string">
                <text:p>Column A</text:p>
              </table:table-cell>
              <table:table-cell office:value-type="string">
                <text:p>class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3949453">
                <text:p>7.73949453</text:p>
                <draw:g>
                  <svg:desc>points.A2:points.A51</svg:desc>
                </draw:g>
              </table:table-cell>
              <table:table-cell office:value-type="float" office:value="22.8921">
                <text:p>22.8921</text:p>
                <draw:g>
                  <svg:desc>points.B2:points.B51</svg:desc>
                </draw:g>
              </table:table-cell>
              <table:table-cell office:value-type="float" office:value="6.68626254">
                <text:p>6.68626254</text:p>
                <draw:g>
                  <svg:desc>points.A52:points.A101</svg:desc>
                </draw:g>
              </table:table-cell>
              <table:table-cell office:value-type="float" office:value="8.70172033">
                <text:p>8.70172033</text:p>
                <draw:g>
                  <svg:desc>points.B52:points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7933632">
                <text:p>11.17933632</text:p>
              </table:table-cell>
              <table:table-cell office:value-type="float" office:value="21.34555505">
                <text:p>21.34555505</text:p>
              </table:table-cell>
              <table:table-cell office:value-type="float" office:value="8.32273202">
                <text:p>8.32273202</text:p>
              </table:table-cell>
              <table:table-cell office:value-type="float" office:value="10.29067834">
                <text:p>10.290678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4266063">
                <text:p>7.14266063</text:p>
              </table:table-cell>
              <table:table-cell office:value-type="float" office:value="27.25969174">
                <text:p>27.25969174</text:p>
              </table:table-cell>
              <table:table-cell office:value-type="float" office:value="7.76170029">
                <text:p>7.76170029</text:p>
              </table:table-cell>
              <table:table-cell office:value-type="float" office:value="10.82852397">
                <text:p>10.828523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0141096">
                <text:p>10.50141096</text:p>
              </table:table-cell>
              <table:table-cell office:value-type="float" office:value="25.84080009">
                <text:p>25.84080009</text:p>
              </table:table-cell>
              <table:table-cell office:value-type="float" office:value="6.06472759">
                <text:p>6.06472759</text:p>
              </table:table-cell>
              <table:table-cell office:value-type="float" office:value="12.60759373">
                <text:p>12.6075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6615647">
                <text:p>11.76615647</text:p>
              </table:table-cell>
              <table:table-cell office:value-type="float" office:value="21.88354953">
                <text:p>21.88354953</text:p>
              </table:table-cell>
              <table:table-cell office:value-type="float" office:value="4.67295391">
                <text:p>4.67295391</text:p>
              </table:table-cell>
              <table:table-cell office:value-type="float" office:value="10.62823211">
                <text:p>10.62823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27145253">
                <text:p>8.27145253</text:p>
              </table:table-cell>
              <table:table-cell office:value-type="float" office:value="21.26319226">
                <text:p>21.26319226</text:p>
              </table:table-cell>
              <table:table-cell office:value-type="float" office:value="9.00215823">
                <text:p>9.00215823</text:p>
              </table:table-cell>
              <table:table-cell office:value-type="float" office:value="9.17851007">
                <text:p>9.17851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1150886">
                <text:p>10.61150886</text:p>
              </table:table-cell>
              <table:table-cell office:value-type="float" office:value="22.0035234">
                <text:p>22.0035234</text:p>
              </table:table-cell>
              <table:table-cell office:value-type="float" office:value="8.36818227">
                <text:p>8.36818227</text:p>
              </table:table-cell>
              <table:table-cell office:value-type="float" office:value="9.71652772">
                <text:p>9.71652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56768025">
                <text:p>12.56768025</text:p>
              </table:table-cell>
              <table:table-cell office:value-type="float" office:value="23.19423766">
                <text:p>23.19423766</text:p>
              </table:table-cell>
              <table:table-cell office:value-type="float" office:value="6.37461902">
                <text:p>6.37461902</text:p>
              </table:table-cell>
              <table:table-cell office:value-type="float" office:value="9.80067287">
                <text:p>9.800672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8620429">
                <text:p>6.38620429</text:p>
              </table:table-cell>
              <table:table-cell office:value-type="float" office:value="22.02036265">
                <text:p>22.02036265</text:p>
              </table:table-cell>
              <table:table-cell office:value-type="float" office:value="7.08745993">
                <text:p>7.08745993</text:p>
              </table:table-cell>
              <table:table-cell office:value-type="float" office:value="11.51516312">
                <text:p>11.51516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3589864">
                <text:p>7.33589864</text:p>
              </table:table-cell>
              <table:table-cell office:value-type="float" office:value="25.85771104">
                <text:p>25.85771104</text:p>
              </table:table-cell>
              <table:table-cell office:value-type="float" office:value="7.44930611">
                <text:p>7.44930611</text:p>
              </table:table-cell>
              <table:table-cell office:value-type="float" office:value="10.15392664">
                <text:p>10.15392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56528095">
                <text:p>10.56528095</text:p>
              </table:table-cell>
              <table:table-cell office:value-type="float" office:value="20.95068841">
                <text:p>20.95068841</text:p>
              </table:table-cell>
              <table:table-cell office:value-type="float" office:value="6.96544669">
                <text:p>6.96544669</text:p>
              </table:table-cell>
              <table:table-cell office:value-type="float" office:value="9.28886787">
                <text:p>9.28886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4673423">
                <text:p>9.74673423</text:p>
              </table:table-cell>
              <table:table-cell office:value-type="float" office:value="23.07894461">
                <text:p>23.07894461</text:p>
              </table:table-cell>
              <table:table-cell office:value-type="float" office:value="8.01794588">
                <text:p>8.01794588</text:p>
              </table:table-cell>
              <table:table-cell office:value-type="float" office:value="8.93561802">
                <text:p>8.93561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00564778">
                <text:p>9.00564778</text:p>
              </table:table-cell>
              <table:table-cell office:value-type="float" office:value="24.52791186">
                <text:p>24.52791186</text:p>
              </table:table-cell>
              <table:table-cell office:value-type="float" office:value="6.15999003">
                <text:p>6.15999003</text:p>
              </table:table-cell>
              <table:table-cell office:value-type="float" office:value="11.55590847">
                <text:p>11.55590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1511232">
                <text:p>13.61511232</text:p>
              </table:table-cell>
              <table:table-cell office:value-type="float" office:value="23.90986854">
                <text:p>23.90986854</text:p>
              </table:table-cell>
              <table:table-cell office:value-type="float" office:value="7.14382387">
                <text:p>7.14382387</text:p>
              </table:table-cell>
              <table:table-cell office:value-type="float" office:value="11.81507972">
                <text:p>11.81507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6944405">
                <text:p>7.16944405</text:p>
              </table:table-cell>
              <table:table-cell office:value-type="float" office:value="21.93652302">
                <text:p>21.93652302</text:p>
              </table:table-cell>
              <table:table-cell office:value-type="float" office:value="8.00139026">
                <text:p>8.00139026</text:p>
              </table:table-cell>
              <table:table-cell office:value-type="float" office:value="11.78473766">
                <text:p>11.784737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07522364">
                <text:p>11.07522364</text:p>
              </table:table-cell>
              <table:table-cell office:value-type="float" office:value="26.18549431">
                <text:p>26.18549431</text:p>
              </table:table-cell>
              <table:table-cell office:value-type="float" office:value="5.90464614">
                <text:p>5.90464614</text:p>
              </table:table-cell>
              <table:table-cell office:value-type="float" office:value="9.89070443">
                <text:p>9.89070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08612574">
                <text:p>10.08612574</text:p>
              </table:table-cell>
              <table:table-cell office:value-type="float" office:value="22.40323292">
                <text:p>22.40323292</text:p>
              </table:table-cell>
              <table:table-cell office:value-type="float" office:value="7.37453507">
                <text:p>7.37453507</text:p>
              </table:table-cell>
              <table:table-cell office:value-type="float" office:value="10.8646019">
                <text:p>10.8646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89185867">
                <text:p>10.89185867</text:p>
              </table:table-cell>
              <table:table-cell office:value-type="float" office:value="24.71279736">
                <text:p>24.71279736</text:p>
              </table:table-cell>
              <table:table-cell office:value-type="float" office:value="9.69908738">
                <text:p>9.69908738</text:p>
              </table:table-cell>
              <table:table-cell office:value-type="float" office:value="10.554425">
                <text:p>10.554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55101448">
                <text:p>8.55101448</text:p>
              </table:table-cell>
              <table:table-cell office:value-type="float" office:value="24.01012952">
                <text:p>24.01012952</text:p>
              </table:table-cell>
              <table:table-cell office:value-type="float" office:value="6.99794019">
                <text:p>6.99794019</text:p>
              </table:table-cell>
              <table:table-cell office:value-type="float" office:value="11.17428037">
                <text:p>11.17428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2114142">
                <text:p>10.82114142</text:p>
              </table:table-cell>
              <table:table-cell office:value-type="float" office:value="25.08371025">
                <text:p>25.08371025</text:p>
              </table:table-cell>
              <table:table-cell office:value-type="float" office:value="3.63791073">
                <text:p>3.63791073</text:p>
              </table:table-cell>
              <table:table-cell office:value-type="float" office:value="9.59765297">
                <text:p>9.5976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0051407">
                <text:p>12.40051407</text:p>
              </table:table-cell>
              <table:table-cell office:value-type="float" office:value="22.60717822">
                <text:p>22.60717822</text:p>
              </table:table-cell>
              <table:table-cell office:value-type="float" office:value="7.39747804">
                <text:p>7.39747804</text:p>
              </table:table-cell>
              <table:table-cell office:value-type="float" office:value="10.18362672">
                <text:p>10.183626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75583296">
                <text:p>8.75583296</text:p>
              </table:table-cell>
              <table:table-cell office:value-type="float" office:value="22.92218009">
                <text:p>22.92218009</text:p>
              </table:table-cell>
              <table:table-cell office:value-type="float" office:value="7.42229201">
                <text:p>7.42229201</text:p>
              </table:table-cell>
              <table:table-cell office:value-type="float" office:value="10.86113745">
                <text:p>10.861137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16784267">
                <text:p>8.16784267</text:p>
              </table:table-cell>
              <table:table-cell office:value-type="float" office:value="22.11066803">
                <text:p>22.11066803</text:p>
              </table:table-cell>
              <table:table-cell office:value-type="float" office:value="8.29128535">
                <text:p>8.29128535</text:p>
              </table:table-cell>
              <table:table-cell office:value-type="float" office:value="10.23303444">
                <text:p>10.23303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1537668">
                <text:p>10.81537668</text:p>
              </table:table-cell>
              <table:table-cell office:value-type="float" office:value="21.09035447">
                <text:p>21.09035447</text:p>
              </table:table-cell>
              <table:table-cell office:value-type="float" office:value="6.73429734">
                <text:p>6.73429734</text:p>
              </table:table-cell>
              <table:table-cell office:value-type="float" office:value="9.23493221">
                <text:p>9.234932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21389588">
                <text:p>8.21389588</text:p>
              </table:table-cell>
              <table:table-cell office:value-type="float" office:value="25.35480789">
                <text:p>25.35480789</text:p>
              </table:table-cell>
              <table:table-cell office:value-type="float" office:value="6.50762897">
                <text:p>6.50762897</text:p>
              </table:table-cell>
              <table:table-cell office:value-type="float" office:value="11.19983781">
                <text:p>11.19983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23935138">
                <text:p>9.23935138</text:p>
              </table:table-cell>
              <table:table-cell office:value-type="float" office:value="23.18694701">
                <text:p>23.18694701</text:p>
              </table:table-cell>
              <table:table-cell office:value-type="float" office:value="4.46727545">
                <text:p>4.46727545</text:p>
              </table:table-cell>
              <table:table-cell office:value-type="float" office:value="10.0726905">
                <text:p>10.07269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0464032">
                <text:p>7.50464032</text:p>
              </table:table-cell>
              <table:table-cell office:value-type="float" office:value="23.88188237">
                <text:p>23.88188237</text:p>
              </table:table-cell>
              <table:table-cell office:value-type="float" office:value="5.6421303">
                <text:p>5.6421303</text:p>
              </table:table-cell>
              <table:table-cell office:value-type="float" office:value="9.13866606">
                <text:p>9.138666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3163222">
                <text:p>10.53163222</text:p>
              </table:table-cell>
              <table:table-cell office:value-type="float" office:value="23.47017684">
                <text:p>23.47017684</text:p>
              </table:table-cell>
              <table:table-cell office:value-type="float" office:value="8.22889544">
                <text:p>8.22889544</text:p>
              </table:table-cell>
              <table:table-cell office:value-type="float" office:value="10.61736182">
                <text:p>10.61736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3226067">
                <text:p>8.33226067</text:p>
              </table:table-cell>
              <table:table-cell office:value-type="float" office:value="24.02445459">
                <text:p>24.02445459</text:p>
              </table:table-cell>
              <table:table-cell office:value-type="float" office:value="8.1165986">
                <text:p>8.1165986</text:p>
              </table:table-cell>
              <table:table-cell office:value-type="float" office:value="9.95819174">
                <text:p>9.95819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73699789">
                <text:p>9.73699789</text:p>
              </table:table-cell>
              <table:table-cell office:value-type="float" office:value="20.49518635">
                <text:p>20.49518635</text:p>
              </table:table-cell>
              <table:table-cell office:value-type="float" office:value="7.53159633">
                <text:p>7.53159633</text:p>
              </table:table-cell>
              <table:table-cell office:value-type="float" office:value="10.11433338">
                <text:p>10.11433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91545283">
                <text:p>11.91545283</text:p>
              </table:table-cell>
              <table:table-cell office:value-type="float" office:value="24.67538368">
                <text:p>24.67538368</text:p>
              </table:table-cell>
              <table:table-cell office:value-type="float" office:value="8.2720002">
                <text:p>8.2720002</text:p>
              </table:table-cell>
              <table:table-cell office:value-type="float" office:value="11.61404499">
                <text:p>11.61404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15779271">
                <text:p>11.15779271</text:p>
              </table:table-cell>
              <table:table-cell office:value-type="float" office:value="24.1946361">
                <text:p>24.1946361</text:p>
              </table:table-cell>
              <table:table-cell office:value-type="float" office:value="7.22910251">
                <text:p>7.22910251</text:p>
              </table:table-cell>
              <table:table-cell office:value-type="float" office:value="10.40428036">
                <text:p>10.404280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13711195">
                <text:p>8.13711195</text:p>
              </table:table-cell>
              <table:table-cell office:value-type="float" office:value="22.93491005">
                <text:p>22.93491005</text:p>
              </table:table-cell>
              <table:table-cell office:value-type="float" office:value="8.98903455">
                <text:p>8.98903455</text:p>
              </table:table-cell>
              <table:table-cell office:value-type="float" office:value="9.51200096">
                <text:p>9.512000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24491159">
                <text:p>9.24491159</text:p>
              </table:table-cell>
              <table:table-cell office:value-type="float" office:value="23.15377185">
                <text:p>23.15377185</text:p>
              </table:table-cell>
              <table:table-cell office:value-type="float" office:value="6.16942078">
                <text:p>6.16942078</text:p>
              </table:table-cell>
              <table:table-cell office:value-type="float" office:value="9.84108035">
                <text:p>9.84108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80630445">
                <text:p>9.80630445</text:p>
              </table:table-cell>
              <table:table-cell office:value-type="float" office:value="23.48105348">
                <text:p>23.48105348</text:p>
              </table:table-cell>
              <table:table-cell office:value-type="float" office:value="6.3465368">
                <text:p>6.3465368</text:p>
              </table:table-cell>
              <table:table-cell office:value-type="float" office:value="10.15743078">
                <text:p>10.157430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96241857">
                <text:p>9.96241857</text:p>
              </table:table-cell>
              <table:table-cell office:value-type="float" office:value="22.28182306">
                <text:p>22.28182306</text:p>
              </table:table-cell>
              <table:table-cell office:value-type="float" office:value="10.05885655">
                <text:p>10.05885655</text:p>
              </table:table-cell>
              <table:table-cell office:value-type="float" office:value="10.43761364">
                <text:p>10.43761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1594983">
                <text:p>10.21594983</text:p>
              </table:table-cell>
              <table:table-cell office:value-type="float" office:value="24.69930379">
                <text:p>24.69930379</text:p>
              </table:table-cell>
              <table:table-cell office:value-type="float" office:value="7.93887909">
                <text:p>7.93887909</text:p>
              </table:table-cell>
              <table:table-cell office:value-type="float" office:value="8.94686301">
                <text:p>8.946863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4133986">
                <text:p>7.14133986</text:p>
              </table:table-cell>
              <table:table-cell office:value-type="float" office:value="24.49977489">
                <text:p>24.49977489</text:p>
              </table:table-cell>
              <table:table-cell office:value-type="float" office:value="5.48131227">
                <text:p>5.48131227</text:p>
              </table:table-cell>
              <table:table-cell office:value-type="float" office:value="10.50501806">
                <text:p>10.50501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26895616">
                <text:p>9.26895616</text:p>
              </table:table-cell>
              <table:table-cell office:value-type="float" office:value="25.91977923">
                <text:p>25.91977923</text:p>
              </table:table-cell>
              <table:table-cell office:value-type="float" office:value="3.30761607">
                <text:p>3.30761607</text:p>
              </table:table-cell>
              <table:table-cell office:value-type="float" office:value="9.8092436">
                <text:p>9.80924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0589085">
                <text:p>12.0589085</text:p>
              </table:table-cell>
              <table:table-cell office:value-type="float" office:value="22.53777318">
                <text:p>22.53777318</text:p>
              </table:table-cell>
              <table:table-cell office:value-type="float" office:value="6.39627229">
                <text:p>6.39627229</text:p>
              </table:table-cell>
              <table:table-cell office:value-type="float" office:value="12.94555817">
                <text:p>12.945558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19222591">
                <text:p>11.19222591</text:p>
              </table:table-cell>
              <table:table-cell office:value-type="float" office:value="21.82667562">
                <text:p>21.82667562</text:p>
              </table:table-cell>
              <table:table-cell office:value-type="float" office:value="3.76910534">
                <text:p>3.76910534</text:p>
              </table:table-cell>
              <table:table-cell office:value-type="float" office:value="9.04525505">
                <text:p>9.04525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6945805">
                <text:p>12.16945805</text:p>
              </table:table-cell>
              <table:table-cell office:value-type="float" office:value="22.32983104">
                <text:p>22.32983104</text:p>
              </table:table-cell>
              <table:table-cell office:value-type="float" office:value="5.23219931">
                <text:p>5.23219931</text:p>
              </table:table-cell>
              <table:table-cell office:value-type="float" office:value="11.0431687">
                <text:p>11.04316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31604621">
                <text:p>10.31604621</text:p>
              </table:table-cell>
              <table:table-cell office:value-type="float" office:value="23.61842851">
                <text:p>23.61842851</text:p>
              </table:table-cell>
              <table:table-cell office:value-type="float" office:value="7.56163811">
                <text:p>7.56163811</text:p>
              </table:table-cell>
              <table:table-cell office:value-type="float" office:value="9.76710816">
                <text:p>9.76710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52430229">
                <text:p>8.52430229</text:p>
              </table:table-cell>
              <table:table-cell office:value-type="float" office:value="24.47349384">
                <text:p>24.47349384</text:p>
              </table:table-cell>
              <table:table-cell office:value-type="float" office:value="8.16873328">
                <text:p>8.16873328</text:p>
              </table:table-cell>
              <table:table-cell office:value-type="float" office:value="9.73021504">
                <text:p>9.73021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17094081">
                <text:p>11.17094081</text:p>
              </table:table-cell>
              <table:table-cell office:value-type="float" office:value="24.04396988">
                <text:p>24.04396988</text:p>
              </table:table-cell>
              <table:table-cell office:value-type="float" office:value="5.53554989">
                <text:p>5.53554989</text:p>
              </table:table-cell>
              <table:table-cell office:value-type="float" office:value="10.99417485">
                <text:p>10.99417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4324549">
                <text:p>11.24324549</text:p>
              </table:table-cell>
              <table:table-cell office:value-type="float" office:value="21.80853911">
                <text:p>21.80853911</text:p>
              </table:table-cell>
              <table:table-cell office:value-type="float" office:value="5.83400326">
                <text:p>5.83400326</text:p>
              </table:table-cell>
              <table:table-cell office:value-type="float" office:value="7.03144088">
                <text:p>7.03144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84735917">
                <text:p>11.84735917</text:p>
              </table:table-cell>
              <table:table-cell office:value-type="float" office:value="24.60959766">
                <text:p>24.60959766</text:p>
              </table:table-cell>
              <table:table-cell office:value-type="float" office:value="6.47460389">
                <text:p>6.47460389</text:p>
              </table:table-cell>
              <table:table-cell office:value-type="float" office:value="10.01807387">
                <text:p>10.01807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86319703">
                <text:p>9.86319703</text:p>
              </table:table-cell>
              <table:table-cell office:value-type="float" office:value="23.28636186">
                <text:p>23.28636186</text:p>
              </table:table-cell>
              <table:table-cell office:value-type="float" office:value="8.81892539">
                <text:p>8.81892539</text:p>
              </table:table-cell>
              <table:table-cell office:value-type="float" office:value="9.07760208">
                <text:p>9.077602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59440874">
                <text:p>10.59440874</text:p>
              </table:table-cell>
              <table:table-cell office:value-type="float" office:value="23.29901139">
                <text:p>23.29901139</text:p>
              </table:table-cell>
              <table:table-cell office:value-type="float" office:value="8.91416516">
                <text:p>8.91416516</text:p>
              </table:table-cell>
              <table:table-cell office:value-type="float" office:value="11.666406">
                <text:p>11.666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52225356">
                <text:p>8.52225356</text:p>
              </table:table-cell>
              <table:table-cell office:value-type="float" office:value="19.84494566">
                <text:p>19.84494566</text:p>
              </table:table-cell>
              <table:table-cell office:value-type="float" office:value="9.7596316">
                <text:p>9.7596316</text:p>
              </table:table-cell>
              <table:table-cell office:value-type="float" office:value="10.79581959">
                <text:p>10.795819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4.2$Linux_X86_64 LibreOffice_project/1c5f81ee28659974774060c3fe084e73b3bd074b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